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2e285" draw:textarea-horizontal-align="justify" draw:textarea-vertical-align="middle" draw:auto-grow-height="false" fo:min-height="7.37cm" fo:min-width="6.1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65cm" fo:min-width="2.37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5cm" fo:min-width="4.743cm"/>
      <style:paragraph-properties style:writing-mode="lr-tb"/>
    </style:style>
    <style:style style:name="gr4" style:family="graphic" style:parent-style-name="standard">
      <style:graphic-properties draw:fill="solid" draw:fill-color="#f09e6f" draw:textarea-horizontal-align="justify" draw:textarea-vertical-align="middle" draw:auto-grow-height="false" fo:min-height="10.545cm" fo:min-width="5.21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09cm" fo:min-width="2.37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1cm" fo:min-width="0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="solid" draw:fill-color="#e9b913" draw:textarea-horizontal-align="justify" draw:textarea-vertical-align="middle" draw:auto-grow-height="false" fo:min-height="4.831cm" fo:min-width="3.945cm"/>
    </style:style>
    <style:style style:name="gr9" style:family="graphic" style:parent-style-name="standard">
      <style:graphic-properties draw:stroke="none" svg:stroke-color="#000000" draw:fill="solid" draw:fill-color="#e9b913" draw:textarea-horizontal-align="left" draw:auto-grow-height="true" draw:auto-grow-width="true" fo:min-height="4.005cm" fo:min-width="2.373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e9b913" draw:textarea-horizontal-align="left" draw:auto-grow-height="true" draw:auto-grow-width="false" fo:min-height="0.891cm" fo:min-width="0cm"/>
      <style:paragraph-properties style:writing-mode="lr-tb"/>
    </style:style>
    <style:style style:name="gr11" style:family="graphic" style:parent-style-name="objectwithoutfill">
      <style:graphic-properties draw:fill="solid" draw:fill-color="#e9b913" draw:textarea-vertical-align="middle"/>
    </style:style>
    <style:style style:name="gr12" style:family="graphic" style:parent-style-name="standard">
      <style:graphic-properties draw:fill="solid" draw:fill-color="#e9b913" draw:textarea-horizontal-align="justify" draw:textarea-vertical-align="middle" draw:auto-grow-height="false" fo:min-height="4.831cm" fo:min-width="4.299cm"/>
    </style:style>
    <style:style style:name="gr13" style:family="graphic" style:parent-style-name="standard">
      <style:graphic-properties draw:marker-start="Circle" draw:marker-start-width="0.3cm" draw:marker-end="" draw:marker-end-width="0.3cm" draw:textarea-vertical-align="middle"/>
    </style:style>
    <style:style style:name="gr14" style:family="graphic" style:parent-style-name="objectwithoutfill">
      <style:graphic-properties svg:stroke-color="#000000" draw:fill="none" draw:textarea-vertical-align="middle"/>
    </style:style>
    <style:style style:name="gr15" style:family="graphic" style:parent-style-name="objectwithoutfill">
      <style:graphic-properties svg:stroke-color="#000000" draw:marker-start="Arrow_20_large" draw:marker-end="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1.78cm"/>
      <style:paragraph-properties style:writing-mode="lr-tb"/>
    </style:style>
    <style:style style:name="gr17" style:family="graphic" style:parent-style-name="standard">
      <style:graphic-properties draw:stroke="dash" draw:stroke-dash="Dot" svg:stroke-width="0cm" svg:stroke-color="#000000" draw:marker-start="" draw:marker-start-width="0.203cm" draw:marker-start-center="false" draw:marker-end="" draw:marker-end-width="0.203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18" style:family="graphic" style:parent-style-name="standard">
      <style:graphic-properties draw:stroke="dash" draw:stroke-dash="Dot" dr3d:vertical-segments="16" dr3d:close-front="true" dr3d:close-back="true"/>
    </style:style>
    <style:style style:name="gr19" style:family="graphic" style:parent-style-name="standard">
      <style:graphic-properties draw:stroke="solid" svg:stroke-color="#000000" draw:fill="solid" draw:fill-color="#f2cbf8" draw:textarea-horizontal-align="left" draw:auto-grow-height="true" draw:auto-grow-width="false" fo:min-height="5.149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1.18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3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5cm" fo:min-width="1.7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5cm" fo:min-width="1.187cm"/>
      <style:paragraph-properties style:writing-mode="lr-tb"/>
    </style:style>
    <style:style style:name="gr24" style:family="graphic" style:parent-style-name="objectwithoutfill">
      <style:graphic-properties draw:marker-end="Arrowheads_20_2" draw:marker-end-width="0.3cm" draw:fill="none" draw:textarea-vertical-align="middle"/>
    </style:style>
    <style:style style:name="gr25" style:family="graphic" style:parent-style-name="objectwithoutfill">
      <style:graphic-properties draw:marker-end="Arrowheads_20_3" draw:marker-end-width="0.3cm" draw:fill="none" draw:textarea-vertical-align="middle"/>
    </style:style>
    <style:style style:name="gr26" style:family="graphic" style:parent-style-name="standard">
      <style:graphic-properties draw:textarea-horizontal-align="justify" draw:textarea-vertical-align="middle" draw:auto-grow-height="false" fo:min-height="0.43cm" fo:min-width="0.181cm"/>
    </style:style>
    <style:style style:name="gr27" style:family="graphic" style:parent-style-name="objectwithoutfill">
      <style:graphic-properties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5cm" fo:min-width="1.484cm"/>
      <style:paragraph-properties style:writing-mode="lr-tb"/>
    </style:style>
    <style:style style:name="gr29" style:family="graphic" style:parent-style-name="standard">
      <style:graphic-properties draw:stroke="dash" draw:stroke-dash="Long_20_Dash" svg:stroke-width="0.102cm" svg:stroke-color="#00a0fc" draw:marker-start-width="0.356cm" draw:marker-end-width="0.356cm" draw:fill="none" draw:textarea-horizontal-align="justify" draw:textarea-vertical-align="middle" draw:auto-grow-height="false" fo:min-height="15.84cm" fo:min-width="4.478cm" fo:padding-top="0.176cm" fo:padding-bottom="0.176cm" fo:padding-left="0.301cm" fo:padding-right="0.30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7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5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33" style:family="graphic" style:parent-style-name="objectwithoutfill">
      <style:graphic-properties svg:stroke-width="0.102cm" svg:stroke-color="#dc0000" draw:marker-start-width="0.66cm" draw:marker-end="Concave" draw:marker-end-width="0.457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solid" draw:fill-color="#92e285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 draw:fill-color="#f09e6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e9b913"/>
      <style:paragraph-properties fo:text-align="center"/>
    </style:style>
    <style:style style:name="P6" style:family="paragraph">
      <loext:graphic-properties draw:fill="solid" draw:fill-color="#e9b913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2cbf8"/>
      <style:paragraph-properties style:writing-mode="lr-tb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11" style:family="paragraph">
      <loext:graphic-properties draw:fill="none"/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="none" draw:fill-color="#ffffff"/>
      <style:paragraph-properties style:writing-mode="lr-tb"/>
      <style:text-properties fo:font-size="10pt"/>
    </style:style>
    <style:style style:name="T1" style:family="text">
      <style:text-properties fo:font-style="italic"/>
    </style:style>
    <style:style style:name="T2" style:family="text">
      <style:text-properties fo:font-size="10pt"/>
    </style:style>
    <style:style style:name="T3" style:family="text">
      <style:text-properties fo:font-size="10pt" style:font-weight-asian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67cm" svg:height="7.62cm" svg:x="1.97cm" svg:y="3.2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873cm" svg:height="7.211cm" svg:x="2.605cm" svg:y="3.617cm">
          <draw:text-box>
            <text:p>/bin</text:p>
            <text:p>/sbin</text:p>
            <text:p>/include</text:p>
            <text:p>/lib</text:p>
            <text:p>..</text:p>
            <text:p>/disk </text:p>
            <text:p/>
            <text:p>..</text:p>
            <text:p/>
            <text:p>/mnt</text:p>
            <text:p/>
            <text:p>/ovr</text:p>
          </draw:text-box>
        </draw:frame>
        <draw:frame draw:style-name="gr3" draw:text-style-name="P2" draw:layer="layout" svg:width="5.243cm" svg:height="1.411cm" svg:x="2.687cm" svg:y="1.952cm">
          <draw:text-box>
            <text:p>Bootstrap Image</text:p>
            <text:p>(rootfs.cramfs) </text:p>
          </draw:text-box>
        </draw:frame>
        <draw:custom-shape draw:style-name="gr4" draw:text-style-name="P3" draw:layer="layout" svg:width="5.715cm" svg:height="10.795cm" svg:x="6.732cm" svg:y="11.237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873cm" svg:height="8.371cm" svg:x="7.885cm" svg:y="12.09cm">
          <draw:text-box>
            <text:p><text:s text:c="8"/></text:p>
            <text:p/>
            <text:p/>
            <text:p/>
            <text:p/>
            <text:p/>
            <text:p/>
            <text:p/>
            <text:p/>
            <text:p/>
            <text:p>/up</text:p>
            <text:p/>
            <text:p/>
            <text:p>/work</text:p>
          </draw:text-box>
        </draw:frame>
        <draw:frame draw:style-name="gr6" draw:text-style-name="P2" draw:layer="layout" svg:width="0.798cm" svg:height="1.141cm" svg:x="6.887cm" svg:y="11.366cm">
          <draw:text-box>
            <text:p>/</text:p>
          </draw:text-box>
        </draw:frame>
        <draw:line draw:style-name="gr7" draw:text-style-name="P4" draw:layer="layout" svg:x1="7.367cm" svg:y1="11.872cm" svg:x2="7.367cm" svg:y2="19.809cm">
          <text:p/>
        </draw:line>
        <draw:line draw:style-name="gr7" draw:text-style-name="P4" draw:layer="layout" svg:x1="7.367cm" svg:y1="18.112cm" svg:x2="8.002cm" svg:y2="18.112cm">
          <text:p/>
        </draw:line>
        <draw:line draw:style-name="gr7" draw:text-style-name="P4" draw:layer="layout" svg:x1="7.367cm" svg:y1="19.809cm" svg:x2="8.002cm" svg:y2="19.809cm">
          <text:p/>
        </draw:line>
        <draw:custom-shape draw:style-name="gr8" draw:text-style-name="P5" draw:layer="layout" svg:width="4.445cm" svg:height="5.081cm" svg:x="9.626cm" svg:y="4.886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2.873cm" svg:height="4.311cm" svg:x="10.779cm" svg:y="5.523cm">
          <draw:text-box>
            <text:p>/bin</text:p>
            <text:p>/sbin</text:p>
            <text:p>/include</text:p>
            <text:p><text:span text:style-name="T1">/usr</text:span></text:p>
            <text:p><text:span text:style-name="T1">...</text:span></text:p>
            <text:p>/lib</text:p>
            <text:p>/lib64</text:p>
          </draw:text-box>
        </draw:frame>
        <draw:frame draw:style-name="gr10" draw:text-style-name="P6" draw:layer="layout" svg:width="0.798cm" svg:height="1.141cm" svg:x="9.781cm" svg:y="5.016cm">
          <draw:text-box>
            <text:p>/</text:p>
          </draw:text-box>
        </draw:frame>
        <draw:line draw:style-name="gr11" draw:text-style-name="P5" draw:layer="layout" svg:x1="10.261cm" svg:y1="5.522cm" svg:x2="10.261cm" svg:y2="9.65cm">
          <text:p/>
        </draw:line>
        <draw:line draw:style-name="gr11" draw:text-style-name="P5" draw:layer="layout" svg:x1="10.261cm" svg:y1="5.84cm" svg:x2="10.896cm" svg:y2="5.84cm">
          <text:p/>
        </draw:line>
        <draw:line draw:style-name="gr11" draw:text-style-name="P5" draw:layer="layout" svg:x1="10.261cm" svg:y1="6.445cm" svg:x2="10.896cm" svg:y2="6.445cm">
          <text:p/>
        </draw:line>
        <draw:line draw:style-name="gr11" draw:text-style-name="P5" draw:layer="layout" svg:x1="10.262cm" svg:y1="7.045cm" svg:x2="10.897cm" svg:y2="7.045cm">
          <text:p/>
        </draw:line>
        <draw:line draw:style-name="gr11" draw:text-style-name="P5" draw:layer="layout" svg:x1="10.263cm" svg:y1="7.645cm" svg:x2="10.898cm" svg:y2="7.645cm">
          <text:p/>
        </draw:line>
        <draw:line draw:style-name="gr11" draw:text-style-name="P5" draw:layer="layout" svg:x1="10.264cm" svg:y1="8.845cm" svg:x2="10.899cm" svg:y2="8.845cm">
          <text:p/>
        </draw:line>
        <draw:line draw:style-name="gr11" draw:text-style-name="P5" draw:layer="layout" svg:x1="10.265cm" svg:y1="9.445cm" svg:x2="10.9cm" svg:y2="9.445cm">
          <text:p/>
        </draw:line>
        <draw:custom-shape draw:style-name="gr12" draw:text-style-name="P5" xml:id="id4" draw:id="id4" draw:layer="layout" svg:width="4.799cm" svg:height="5.081cm" svg:x="9.59cm" svg:y="4.887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2.873cm" svg:height="4.311cm" svg:x="10.779cm" svg:y="5.523cm">
          <draw:text-box>
            <text:p>/bin</text:p>
            <text:p>/sbin</text:p>
            <text:p>/include</text:p>
            <text:p><text:span text:style-name="T1">/usr</text:span></text:p>
            <text:p><text:span text:style-name="T1">...</text:span></text:p>
            <text:p>/lib</text:p>
            <text:p>/lib64</text:p>
          </draw:text-box>
        </draw:frame>
        <draw:frame draw:style-name="gr10" draw:text-style-name="P6" draw:layer="layout" svg:width="0.798cm" svg:height="1.141cm" svg:x="9.781cm" svg:y="5.016cm">
          <draw:text-box>
            <text:p>/</text:p>
          </draw:text-box>
        </draw:frame>
        <draw:line draw:style-name="gr11" draw:text-style-name="P5" draw:layer="layout" svg:x1="10.261cm" svg:y1="5.522cm" svg:x2="10.261cm" svg:y2="9.65cm">
          <text:p/>
        </draw:line>
        <draw:line draw:style-name="gr11" draw:text-style-name="P5" draw:layer="layout" svg:x1="10.261cm" svg:y1="5.84cm" svg:x2="10.896cm" svg:y2="5.84cm">
          <text:p/>
        </draw:line>
        <draw:line draw:style-name="gr11" draw:text-style-name="P5" draw:layer="layout" svg:x1="10.261cm" svg:y1="6.445cm" svg:x2="10.896cm" svg:y2="6.445cm">
          <text:p/>
        </draw:line>
        <draw:line draw:style-name="gr11" draw:text-style-name="P5" draw:layer="layout" svg:x1="10.262cm" svg:y1="7.045cm" svg:x2="10.897cm" svg:y2="7.045cm">
          <text:p/>
        </draw:line>
        <draw:line draw:style-name="gr11" draw:text-style-name="P5" draw:layer="layout" svg:x1="10.263cm" svg:y1="7.645cm" svg:x2="10.898cm" svg:y2="7.645cm">
          <text:p/>
        </draw:line>
        <draw:line draw:style-name="gr11" draw:text-style-name="P5" draw:layer="layout" svg:x1="10.264cm" svg:y1="8.845cm" svg:x2="10.899cm" svg:y2="8.845cm">
          <text:p/>
        </draw:line>
        <draw:line draw:style-name="gr11" draw:text-style-name="P5" draw:layer="layout" svg:x1="10.265cm" svg:y1="9.445cm" svg:x2="10.9cm" svg:y2="9.445cm">
          <text:p/>
        </draw:line>
        <draw:line draw:style-name="gr13" draw:text-style-name="P7" draw:layer="layout" svg:x1="4.51cm" svg:y1="9.332cm" svg:x2="5.145cm" svg:y2="9.332cm">
          <text:p/>
        </draw:line>
        <draw:line draw:style-name="gr14" draw:text-style-name="P4" draw:layer="layout" svg:x1="5.145cm" svg:y1="9.332cm" svg:x2="5.145cm" svg:y2="12.189cm">
          <text:p/>
        </draw:line>
        <draw:line draw:style-name="gr15" draw:text-style-name="P4" draw:layer="layout" svg:x1="6.415cm" svg:y1="12.188cm" svg:x2="5.145cm" svg:y2="12.189cm">
          <text:p/>
        </draw:line>
        <draw:frame draw:style-name="gr16" draw:text-style-name="P2" draw:layer="layout" svg:width="2.28cm" svg:height="0.831cm" svg:x="9.817cm" svg:y="4cm">
          <draw:text-box>
            <text:p>_base </text:p>
          </draw:text-box>
        </draw:frame>
        <dr3d:scene draw:style-name="gr17" svg:width="3.492cm" svg:height="1.587cm" svg:x="14.977cm" svg:y="17.58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8" draw:layer="layout" svg:viewBox="0 -5000 2500 10000" svg:d="M0-5000h250 250 500 500 500 250 250v10000h-250-250-500-500-500-250-250z"/>
        </dr3d:scene>
        <dr3d:scene draw:style-name="gr17" svg:width="3.492cm" svg:height="1.587cm" svg:x="14.977cm" svg:y="19.49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8" draw:layer="layout" svg:viewBox="0 -5000 2500 10000" svg:d="M0-5000h250 250 500 500 500 250 250v10000h-250-250-500-500-500-250-250z"/>
        </dr3d:scene>
        <draw:line draw:style-name="gr15" draw:text-style-name="P4" draw:layer="layout" svg:x1="14.67cm" svg:y1="18.222cm" svg:x2="9.272cm" svg:y2="18.223cm">
          <text:p/>
        </draw:line>
        <draw:line draw:style-name="gr15" draw:text-style-name="P4" draw:layer="layout" svg:x1="14.66cm" svg:y1="19.927cm" svg:x2="9.907cm" svg:y2="19.927cm">
          <text:p/>
        </draw:line>
        <draw:frame draw:style-name="gr19" draw:text-style-name="P8" xml:id="id1" draw:id="id1" draw:layer="layout" svg:width="5.08cm" svg:height="5.471cm" svg:x="9.425cm" svg:y="11.87cm">
          <draw:text-box>
            <text:p/>
            <text:p/>
            <text:p><text:s text:c="6"/>/bin</text:p>
            <text:p><text:s text:c="6"/>/sbin</text:p>
            <text:p><text:s text:c="6"/>/include</text:p>
            <text:p><text:span text:style-name="T1"><text:s text:c="6"/></text:span><text:span text:style-name="T1">/usr</text:span></text:p>
            <text:p><text:span text:style-name="T1"><text:s text:c="6"/></text:span><text:span text:style-name="T1">...</text:span></text:p>
            <text:p><text:s text:c="6"/>/lib</text:p>
            <text:p><text:s text:c="6"/>/lib64</text:p>
          </draw:text-box>
        </draw:frame>
        <draw:line draw:style-name="gr11" draw:text-style-name="P5" draw:layer="layout" svg:x1="10.637cm" svg:y1="12.913cm" svg:x2="10.637cm" svg:y2="17.041cm">
          <text:p/>
        </draw:line>
        <draw:line draw:style-name="gr11" draw:text-style-name="P5" draw:layer="layout" svg:x1="10.637cm" svg:y1="13.231cm" svg:x2="11.272cm" svg:y2="13.231cm">
          <text:p/>
        </draw:line>
        <draw:line draw:style-name="gr11" draw:text-style-name="P5" draw:layer="layout" svg:x1="10.637cm" svg:y1="13.836cm" svg:x2="11.272cm" svg:y2="13.836cm">
          <text:p/>
        </draw:line>
        <draw:line draw:style-name="gr11" draw:text-style-name="P5" draw:layer="layout" svg:x1="10.638cm" svg:y1="14.436cm" svg:x2="11.273cm" svg:y2="14.436cm">
          <text:p/>
        </draw:line>
        <draw:line draw:style-name="gr11" draw:text-style-name="P5" draw:layer="layout" svg:x1="10.639cm" svg:y1="15.036cm" svg:x2="11.274cm" svg:y2="15.036cm">
          <text:p/>
        </draw:line>
        <draw:line draw:style-name="gr11" draw:text-style-name="P5" draw:layer="layout" svg:x1="10.64cm" svg:y1="16.236cm" svg:x2="11.275cm" svg:y2="16.236cm">
          <text:p/>
        </draw:line>
        <draw:line draw:style-name="gr11" draw:text-style-name="P5" draw:layer="layout" svg:x1="10.641cm" svg:y1="16.836cm" svg:x2="11.276cm" svg:y2="16.836cm">
          <text:p/>
        </draw:line>
        <draw:line draw:style-name="gr11" draw:text-style-name="P5" draw:layer="layout" svg:x1="10.637cm" svg:y1="12.913cm" svg:x2="10.637cm" svg:y2="17.041cm">
          <text:p/>
        </draw:line>
        <draw:line draw:style-name="gr11" draw:text-style-name="P5" draw:layer="layout" svg:x1="10.637cm" svg:y1="13.231cm" svg:x2="11.272cm" svg:y2="13.231cm">
          <text:p/>
        </draw:line>
        <draw:line draw:style-name="gr11" draw:text-style-name="P5" draw:layer="layout" svg:x1="10.637cm" svg:y1="13.836cm" svg:x2="11.272cm" svg:y2="13.836cm">
          <text:p/>
        </draw:line>
        <draw:line draw:style-name="gr11" draw:text-style-name="P5" draw:layer="layout" svg:x1="10.638cm" svg:y1="14.436cm" svg:x2="11.273cm" svg:y2="14.436cm">
          <text:p/>
        </draw:line>
        <draw:line draw:style-name="gr11" draw:text-style-name="P5" draw:layer="layout" svg:x1="10.639cm" svg:y1="15.036cm" svg:x2="11.274cm" svg:y2="15.036cm">
          <text:p/>
        </draw:line>
        <draw:line draw:style-name="gr11" draw:text-style-name="P5" draw:layer="layout" svg:x1="10.64cm" svg:y1="16.236cm" svg:x2="11.275cm" svg:y2="16.236cm">
          <text:p/>
        </draw:line>
        <draw:line draw:style-name="gr11" draw:text-style-name="P5" draw:layer="layout" svg:x1="10.641cm" svg:y1="16.836cm" svg:x2="11.276cm" svg:y2="16.836cm">
          <text:p/>
        </draw:line>
        <draw:frame draw:style-name="gr20" draw:text-style-name="P10" draw:layer="layout" svg:width="1.687cm" svg:height="0.831cm" svg:x="9.643cm" svg:y="12.189cm">
          <draw:text-box>
            <text:p text:style-name="P9">/usr</text:p>
          </draw:text-box>
        </draw:frame>
        <draw:frame draw:style-name="gr21" draw:text-style-name="P2" draw:layer="layout" svg:width="3.169cm" svg:height="0.831cm" svg:x="9.278cm" svg:y="10.384cm">
          <draw:text-box>
            <text:p>_stagedir</text:p>
          </draw:text-box>
        </draw:frame>
        <draw:frame draw:style-name="gr22" draw:text-style-name="P2" draw:layer="layout" svg:width="2.28cm" svg:height="1.411cm" svg:x="18.152cm" svg:y="17.587cm">
          <draw:text-box>
            <text:p>Upper </text:p>
            <text:p>dir</text:p>
          </draw:text-box>
        </draw:frame>
        <draw:frame draw:style-name="gr23" draw:text-style-name="P2" draw:layer="layout" svg:width="1.687cm" svg:height="1.411cm" svg:x="18.152cm" svg:y="19.684cm">
          <draw:text-box>
            <text:p>Work</text:p>
            <text:p>dir</text:p>
          </draw:text-box>
        </draw:frame>
        <draw:connector draw:style-name="gr24" draw:text-style-name="P11" xml:id="id2" draw:id="id2" draw:layer="layout" svg:x1="14.505cm" svg:y1="14.605cm" svg:x2="14.505cm" svg:y2="14.605cm" draw:start-shape="id1" draw:start-glue-point="1" draw:end-shape="id1" draw:end-glue-point="1" svg:d="M14505 14605z" svg:viewBox="0 0 1 1">
          <text:p/>
        </draw:connector>
        <draw:connector draw:style-name="gr25" draw:text-style-name="P11" draw:layer="layout" draw:line-skew="2.302cm" svg:x1="14.505cm" svg:y1="14.605cm" svg:x2="16.099cm" svg:y2="10.919cm" draw:start-shape="id2" draw:start-glue-point="0" draw:end-shape="id3" draw:end-glue-point="8" svg:d="M14505 14605v460h1594v-4146" svg:viewBox="0 0 1595 4147">
          <text:p/>
        </draw:connector>
        <draw:line draw:style-name="gr7" draw:text-style-name="P4" draw:layer="layout" svg:x1="7.367cm" svg:y1="12.507cm" svg:x2="9.907cm" svg:y2="12.507cm">
          <text:p/>
        </draw:line>
        <draw:custom-shape draw:style-name="gr26" draw:text-style-name="P12" xml:id="id3" draw:id="id3" draw:layer="layout" svg:width="0.953cm" svg:height="0.952cm" svg:x="15.622cm" svg:y="9.96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27" draw:text-style-name="P11" draw:layer="layout" svg:x1="14.389cm" svg:y1="7.427cm" svg:x2="16.099cm" svg:y2="9.967cm" draw:start-shape="id4" draw:start-glue-point="1" draw:end-shape="id3" draw:end-glue-point="4" svg:d="M14389 7427h1710v2540" svg:viewBox="0 0 1711 2541">
          <text:p/>
        </draw:connector>
        <draw:frame draw:style-name="gr28" draw:text-style-name="P2" draw:layer="layout" svg:width="1.984cm" svg:height="1.411cm" svg:x="16.835cm" svg:y="9.649cm">
          <draw:text-box>
            <text:p>Lower</text:p>
            <text:p>dir</text:p>
          </draw:text-box>
        </draw:frame>
        <draw:custom-shape draw:style-name="gr29" draw:text-style-name="P11" draw:layer="layout" svg:width="5.08cm" svg:height="16.192cm" svg:x="14.987cm" svg:y="5.522cm">
          <text:p/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3.169cm" svg:height="0.831cm" svg:x="12.447cm" svg:y="11.872cm">
          <draw:text-box>
            <text:p>/exts</text:p>
          </draw:text-box>
        </draw:frame>
        <draw:frame draw:style-name="gr30" draw:text-style-name="P2" draw:layer="layout" svg:width="4.121cm" svg:height="1.991cm" svg:x="15.946cm" svg:y="3.617cm">
          <draw:text-box>
            <text:p>Overlay </text:p>
            <text:p>Boot File System</text:p>
          </draw:text-box>
        </draw:frame>
        <draw:line draw:style-name="gr7" draw:text-style-name="P4" draw:layer="layout" svg:x1="4.51cm" svg:y1="6.792cm" svg:x2="7.367cm" svg:y2="6.792cm">
          <text:p/>
        </draw:line>
        <draw:line draw:style-name="gr7" draw:text-style-name="P4" draw:layer="layout" svg:x1="7.367cm" svg:y1="5.204cm" svg:x2="7.368cm" svg:y2="6.792cm">
          <text:p/>
        </draw:line>
        <draw:line draw:style-name="gr7" draw:text-style-name="P4" draw:layer="layout" svg:x1="7.368cm" svg:y1="5.369cm" svg:x2="9.907cm" svg:y2="5.369cm">
          <text:p/>
        </draw:line>
        <draw:frame draw:style-name="gr31" draw:text-style-name="P2" draw:layer="layout" svg:width="3.169cm" svg:height="1.411cm" svg:x="12.765cm" svg:y="3.617cm">
          <draw:text-box>
            <text:p>/libs + /apps</text:p>
          </draw:text-box>
        </draw:frame>
        <draw:line draw:style-name="gr13" draw:text-style-name="P12" draw:layer="layout" svg:x1="17.527cm" svg:y1="21.714cm" svg:x2="17.527cm" svg:y2="23.302cm">
          <text:p/>
        </draw:line>
        <draw:line draw:style-name="gr14" draw:text-style-name="P4" draw:layer="layout" svg:x1="3.557cm" svg:y1="23.302cm" svg:x2="17.527cm" svg:y2="23.302cm">
          <text:p/>
        </draw:line>
        <draw:line draw:style-name="gr15" draw:text-style-name="P4" draw:layer="layout" svg:x1="3.557cm" svg:y1="11.237cm" svg:x2="3.557cm" svg:y2="23.302cm">
          <text:p/>
        </draw:line>
        <draw:frame draw:style-name="gr32" draw:text-style-name="P13" draw:layer="layout" svg:width="18.408cm" svg:height="1.27cm" svg:x="2.182cm" svg:y="23.319cm">
          <draw:text-box>
            <text:p><text:span text:style-name="T2">mount -t overlay -o lowerdir=/</text:span><text:span text:style-name="T3">disk</text:span><text:span text:style-name="T2">:/mnt/usr,upperdir=/mnt/up,workdir=/mnt/work overlay /ovr </text:span></text:p>
          </draw:text-box>
        </draw:frame>
        <draw:line draw:style-name="gr33" draw:text-style-name="P11" draw:layer="layout" svg:x1="1.403cm" svg:y1="4.832cm" svg:x2="1.953cm" svg:y2="3.781cm">
          <text:p/>
        </draw:line>
        <draw:frame draw:style-name="gr31" draw:text-style-name="P2" draw:layer="layout" svg:width="1.687cm" svg:height="1.411cm" svg:x="0.768cm" svg:y="4.91cm">
          <draw:text-box>
            <text:p>(1) </text:p>
            <text:p>boot</text:p>
          </draw:text-box>
        </draw:frame>
        <draw:line draw:style-name="gr33" draw:text-style-name="P11" draw:layer="layout" svg:x1="2.355cm" svg:y1="12.036cm" svg:x2="2.838cm" svg:y2="11.083cm">
          <text:p/>
        </draw:line>
        <draw:frame draw:style-name="gr30" draw:text-style-name="P2" draw:layer="layout" svg:width="2.626cm" svg:height="1.967cm" svg:x="0.768cm" svg:y="11.401cm">
          <draw:text-box>
            <text:p>(2) </text:p>
            <text:p>chroo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large" draw:display-name="Arrow large" svg:viewBox="0 0 20 40" svg:d="M0 40l10-40 10 4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03cm" draw:marker-start-center="false" draw:marker-end-width="0.203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Mono2" fo:font-family="'DejaVu Sans Mono'" style:font-style-name="Book" style:font-family-generic="modern" style:font-pitch="fixed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ash_20_Dot_20_4" svg:stroke-color="#bf0041" draw:marker-start-width="0.508cm" draw:marker-start-center="true" draw:marker-end-width="0.508cm" draw:marker-end-center="tru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.99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5T14:43:19.256311856</meta:creation-date>
    <meta:editing-duration>PT9M31S</meta:editing-duration>
    <meta:editing-cycles>5</meta:editing-cycles>
    <meta:generator>LibreOffice/7.3.6.2$Linux_X86_64 LibreOffice_project/30$Build-2</meta:generator>
    <dc:date>2022-11-05T20:36:54.455925234</dc:date>
    <meta:document-statistic meta:object-count="79"/>
  </office:meta>
</office:document-meta>
</file>